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2.2209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2.2075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2.1665in"/>
    </style:style>
    <style:style style:name="co23" style:family="table-column">
      <style:table-column-properties fo:break-before="auto" style:column-width="0.2417in"/>
    </style:style>
    <style:style style:name="co24" style:family="table-column">
      <style:table-column-properties fo:break-before="auto" style:column-width="0.8563in"/>
    </style:style>
    <style:style style:name="co25" style:family="table-column">
      <style:table-column-properties fo:break-before="auto" style:column-width="4.9701in"/>
    </style:style>
    <style:style style:name="co26" style:family="table-column">
      <style:table-column-properties fo:break-before="auto" style:column-width="0.7236in"/>
    </style:style>
    <style:style style:name="co27" style:family="table-column">
      <style:table-column-properties fo:break-before="auto" style:column-width="0.8291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8252in"/>
    </style:style>
    <style:style style:name="co30" style:family="table-column">
      <style:table-column-properties fo:break-before="auto" style:column-width="0.5972in"/>
    </style:style>
    <style:style style:name="co31" style:family="table-column">
      <style:table-column-properties fo:break-before="auto" style:column-width="2.0992in"/>
    </style:style>
    <style:style style:name="co32" style:family="table-column">
      <style:table-column-properties fo:break-before="auto" style:column-width="2.089in"/>
    </style:style>
    <style:style style:name="co33" style:family="table-column">
      <style:table-column-properties fo:break-before="auto" style:column-width="0.8327in"/>
    </style:style>
    <style:style style:name="co34" style:family="table-column">
      <style:table-column-properties fo:break-before="auto" style:column-width="2.3898in"/>
    </style:style>
    <style:style style:name="co35" style:family="table-column">
      <style:table-column-properties fo:break-before="auto" style:column-width="0.939in"/>
    </style:style>
    <style:style style:name="co36" style:family="table-column">
      <style:table-column-properties fo:break-before="auto" style:column-width="2.8811in"/>
    </style:style>
    <style:style style:name="co37" style:family="table-column">
      <style:table-column-properties fo:break-before="auto" style:column-width="2.3583in"/>
    </style:style>
    <style:style style:name="co38" style:family="table-column">
      <style:table-column-properties fo:break-before="auto" style:column-width="1.5972in"/>
    </style:style>
    <style:style style:name="co39" style:family="table-column">
      <style:table-column-properties fo:break-before="auto" style:column-width="2.3311in"/>
    </style:style>
    <style:style style:name="co40" style:family="table-column">
      <style:table-column-properties fo:break-before="auto" style:column-width="1.4882in"/>
    </style:style>
    <style:style style:name="co41" style:family="table-column">
      <style:table-column-properties fo:break-before="auto" style:column-width="2.1571in"/>
    </style:style>
    <style:style style:name="co42" style:family="table-column">
      <style:table-column-properties fo:break-before="auto" style:column-width="1.8398in"/>
    </style:style>
    <style:style style:name="co43" style:family="table-column">
      <style:table-column-properties fo:break-before="auto" style:column-width="0.5453in"/>
    </style:style>
    <style:style style:name="co44" style:family="table-column">
      <style:table-column-properties fo:break-before="auto" style:column-width="0.6in"/>
    </style:style>
    <style:style style:name="co45" style:family="table-column">
      <style:table-column-properties fo:break-before="auto" style:column-width="1.5154in"/>
    </style:style>
    <style:style style:name="co46" style:family="table-column">
      <style:table-column-properties fo:break-before="auto" style:column-width="1.1984in"/>
    </style:style>
    <style:style style:name="co47" style:family="table-column">
      <style:table-column-properties fo:break-before="auto" style:column-width="1.7008in"/>
    </style:style>
    <style:style style:name="co48" style:family="table-column">
      <style:table-column-properties fo:break-before="auto" style:column-width="1.654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1.4909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417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3b3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3deb3d"/>
      <style:text-properties fo:font-weight="bold"/>
    </style:style>
    <style:style style:name="ce26" style:family="table-cell" style:parent-style-name="Default">
      <style:table-cell-properties fo:background-color="#e6ff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6" style:family="table-cell" style:parent-style-name="Default">
      <style:text-properties fo:font-weight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ext-properties fo:font-weight="normal"/>
    </style:style>
    <style:style style:name="ce45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font-size="14pt"/>
    </style:style>
    <style:style style:name="ce53" style:family="table-cell" style:parent-style-name="Default">
      <style:text-properties fo:font-size="14pt" fo:font-weight="bold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ext-properties fo:font-size="12pt" fo:font-weight="bold"/>
    </style:style>
    <style:style style:name="ce56" style:family="table-cell" style:parent-style-name="Default">
      <style:text-properties fo:font-size="12pt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8" style:family="table-cell" style:parent-style-name="Default">
      <style:table-cell-properties fo:border="0.0008in solid #000000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4" office:value-type="string">
            <text:p>+0</text:p>
          </table:table-cell>
          <table:table-cell table:style-name="ce14" office:value-type="string">
            <text:p>+1</text:p>
          </table:table-cell>
          <table:table-cell table:style-name="ce14" office:value-type="string">
            <text:p>+2</text:p>
          </table:table-cell>
          <table:table-cell table:style-name="ce14" office:value-type="string">
            <text:p>+3</text:p>
          </table:table-cell>
          <table:table-cell table:style-name="ce14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6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5" office:value-type="string">
            <text:p>t_IPC_OrgDest</text:p>
          </table:table-cell>
          <table:table-cell table:style-name="ce15" office:value-type="string">
            <text:p>t_IPC_Group</text:p>
          </table:table-cell>
          <table:table-cell table:style-name="ce15" office:value-type="string">
            <text:p>Command <text:s/>(c1)</text:p>
          </table:table-cell>
          <table:table-cell table:style-name="ce15" office:value-type="string">
            <text:p>TIpcErr</text:p>
          </table:table-cell>
          <table:table-cell table:style-name="ce19" office:value-type="string">
            <text:p>request length</text:p>
          </table:table-cell>
          <table:table-cell table:style-name="ce21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7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TIpcCCMonitorStringReq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TIpcDevMenuStringReq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0x1C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37in" table:end-y="0.0362in" draw:z-index="4" draw:style-name="gr1" draw:text-style-name="P1" svg:width="0.4232in" svg:height="2.5138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E80 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9">
            <text:p>9</text:p>
          </table:table-cell>
          <table:table-cell table:style-name="ce16"/>
          <table:table-cell table:style-name="ce20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C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A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B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C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58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7" office:value-type="string">
            <text:p>5069AA3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8"/>
          <table:table-cell table:style-name="ce12"/>
          <table:table-cell table:style-name="ce18" office:value-type="float" office:value="3">
            <text:p>3</text:p>
          </table:table-cell>
          <table:table-cell table:style-name="ce18" office:value-type="string">
            <text:p>A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B0F0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37in" table:end-y="0.0626in" draw:z-index="0" draw:style-name="gr1" draw:text-style-name="P1" svg:width="0.4232in" svg:height="0.2913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lcdpartialmode.dll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"/>
          <table:table-cell table:style-name="ce1">
            <draw:custom-shape table:end-cell-address="General.L38" table:end-x="0.4303in" table:end-y="0.0067in" draw:z-index="1" draw:style-name="gr1" draw:text-style-name="P1" svg:width="0.4098in" svg:height="0.1937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9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45in" table:end-y="0.0197in" draw:z-index="2" draw:style-name="gr1" draw:text-style-name="P1" svg:width="0.4098in" svg:height="0.361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7" office:value-type="string">
            <text:p>5069ABB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FF</text:p>
          </table:table-cell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5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20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7" office:value-type="string">
            <text:p>5069AAC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7" office:value-type="string">
            <text:p>5069B08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FF</text:p>
          </table:table-cell>
          <table:table-cell table:style-name="ce20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0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3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4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9"/>
          <table:table-cell table:style-name="ce11"/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03in" table:end-y="0.0697in" draw:z-index="3" draw:style-name="gr1" draw:text-style-name="P1" svg:width="0.4098in" svg:height="0.3614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5" office:value-type="string">
            <text:p>Mux channel</text:p>
          </table:table-cell>
          <table:table-cell table:style-name="ce25" office:value-type="string">
            <text:p>Program in Symbian</text:p>
          </table:table-cell>
          <table:table-cell table:style-name="ce25"/>
          <table:table-cell table:style-name="ce25" office:value-type="string">
            <text:p>Progra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  <table:table-cell table:number-columns-repeated="4"/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26" office:value-type="string">
            <text:p>SiemensK1dsy.dsy</text:p>
          </table:table-cell>
          <table:table-cell table:style-name="ce26"/>
          <table:table-cell office:value-type="string">
            <text:p>/dev/mux4</text:p>
          </table:table-cell>
          <table:table-cell office:value-type="string">
            <text:p>ipc_dsy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Modem</text:p>
          </table:table-cell>
          <table:table-cell table:style-name="ce29"/>
          <table:table-cell table:style-name="ce36" office:value-type="string">
            <text:p>OMAP</text:p>
          </table:table-cell>
          <table:table-cell table:style-name="ce33" office:value-type="string">
            <text:p>STATE</text:p>
          </table:table-cell>
          <table:table-cell table:number-columns-repeated="4"/>
        </table:table-row>
        <table:table-row table:style-name="ro1">
          <table:table-cell/>
          <table:table-cell table:style-name="ce30" office:value-type="string">
            <text:p>F7 F7 F7 F7 -&gt;</text:p>
          </table:table-cell>
          <table:table-cell table:style-name="ce34"/>
          <table:table-cell table:style-name="ce32"/>
          <table:table-cell office:value-type="string">
            <text:p>s1</text:p>
          </table:table-cell>
          <table:table-cell office:value-type="string">
            <text:p>frame-&gt;control = WAKE</text:p>
          </table:table-cell>
          <table:table-cell table:number-columns-repeated="3"/>
        </table:table-row>
        <table:table-row table:style-name="ro1">
          <table:table-cell/>
          <table:table-cell table:style-name="ce30"/>
          <table:table-cell table:style-name="ce34" office:value-type="string">
            <text:p>&lt;-</text:p>
          </table:table-cell>
          <table:table-cell table:style-name="ce32" office:value-type="string">
            <text:p>F9</text:p>
          </table:table-cell>
          <table:table-cell office:value-type="string">
            <text:p>s2</text:p>
          </table:table-cell>
          <table:table-cell office:value-type="string">
            <text:p>power_state = PWR_WAKING</text:p>
          </table:table-cell>
          <table:table-cell table:number-columns-repeated="3"/>
        </table:table-row>
        <table:table-row table:style-name="ro1">
          <table:table-cell table:style-name="ce27" office:value-type="string">
            <text:p>Sequence 1</text:p>
          </table:table-cell>
          <table:table-cell table:style-name="ce30" office:value-type="string">
            <text:p>F9.frame....F9 -&gt;</text:p>
          </table:table-cell>
          <table:table-cell table:style-name="ce34"/>
          <table:table-cell table:style-name="ce32"/>
          <table:table-cell office:value-type="string">
            <text:p>s3</text:p>
          </table:table-cell>
          <table:table-cell office:value-type="string">
            <text:p>power_state = PWR_ON</text:p>
          </table:table-cell>
          <table:table-cell table:number-columns-repeated="3"/>
        </table:table-row>
        <table:table-row table:style-name="ro1">
          <table:table-cell table:style-name="ce28" office:value-type="string">
            <text:p>modem</text:p>
          </table:table-cell>
          <table:table-cell table:style-name="ce31"/>
          <table:table-cell table:style-name="ce35" office:value-type="string">
            <text:p>&lt;-</text:p>
          </table:table-cell>
          <table:table-cell table:style-name="ce32" office:value-type="string">
            <text:p>F9 F9 F9</text:p>
          </table:table-cell>
          <table:table-cell office:value-type="string">
            <text:p>s4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wakes OMAP</text:p>
          </table:table-cell>
          <table:table-cell table:style-name="ce32"/>
          <table:table-cell table:style-name="ce34" office:value-type="string">
            <text:p>&lt;-</text:p>
          </table:table-cell>
          <table:table-cell table:style-name="ce32" office:value-type="string">
            <text:p>Frame</text:p>
          </table:table-cell>
          <table:table-cell office:value-type="string">
            <text:p>s5</text:p>
          </table:table-cell>
          <table:table-cell table:number-columns-repeated="4"/>
        </table:table-row>
        <table:table-row table:style-name="ro1">
          <table:table-cell table:style-name="ce28"/>
          <table:table-cell/>
          <table:table-cell table:style-name="ce27"/>
          <table:table-cell table:number-columns-repeated="6"/>
        </table:table-row>
        <table:table-row table:style-name="ro1">
          <table:table-cell table:style-name="ce28"/>
          <table:table-cell table:style-name="ce32"/>
          <table:table-cell table:style-name="ce34" office:value-type="string">
            <text:p>&lt;-</text:p>
          </table:table-cell>
          <table:table-cell table:style-name="ce32" office:value-type="string">
            <text:p>F7 F7 F7 F7 F7....</text:p>
          </table:table-cell>
          <table:table-cell office:value-type="string">
            <text:p>s6</text:p>
          </table:table-cell>
          <table:table-cell office:value-type="string">
            <text:p>min 5 chars</text:p>
          </table:table-cell>
          <table:table-cell table:number-columns-repeated="3"/>
        </table:table-row>
        <table:table-row table:style-name="ro1">
          <table:table-cell table:style-name="ce27" office:value-type="string">
            <text:p>Sequence 2</text:p>
          </table:table-cell>
          <table:table-cell table:style-name="ce30" office:value-type="string">
            <text:p>F9 F9 F9 F9</text:p>
          </table:table-cell>
          <table:table-cell table:style-name="ce34" office:value-type="string">
            <text:p>-&gt;</text:p>
          </table:table-cell>
          <table:table-cell table:style-name="ce32"/>
          <table:table-cell office:value-type="string">
            <text:p>s7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OMAP</text:p>
          </table:table-cell>
          <table:table-cell table:style-name="ce32"/>
          <table:table-cell table:style-name="ce32" office:value-type="string">
            <text:p>&lt;-</text:p>
          </table:table-cell>
          <table:table-cell table:style-name="ce32" office:value-type="string">
            <text:p>Frame...</text:p>
          </table:table-cell>
          <table:table-cell office:value-type="string">
            <text:p>s8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wakes modem</text:p>
          </table:table-cell>
          <table:table-cell table:number-columns-repeated="8"/>
        </table:table-row>
        <table:table-row table:style-name="ro1" table:number-rows-repeated="6">
          <table:table-cell table:style-name="ce28"/>
          <table:table-cell table:number-columns-repeated="8"/>
        </table:table-row>
        <table:table-row table:style-name="ro1">
          <table:table-cell table:style-name="ce28"/>
          <table:table-cell office:value-type="string">
            <text:p>00 06 0D FF 00 00 = GetSimNumb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3" office:value-type="string">
            <text:p>Startu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map</text:p>
          </table:table-cell>
          <table:table-cell office:value-type="string">
            <text:p>&lt;-&gt;</text:p>
          </table:table-cell>
          <table:table-cell office:value-type="string">
            <text:p>mode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PowerUpPingReq</text:p>
          </table:table-cell>
          <table:table-cell office:value-type="string">
            <text:p>-&gt;</text:p>
          </table:table-cell>
          <table:table-cell table:number-columns-repeated="3"/>
          <table:table-cell office:value-type="string">
            <text:p>CDsyMtc__PowerOnL</text:p>
          </table:table-cell>
          <table:table-cell/>
          <table:table-cell office:value-type="string">
            <text:p>RagbagSetStateReq(3)</text:p>
          </table:table-cell>
        </table:table-row>
        <table:table-row table:style-name="ro1">
          <table:table-cell table:number-columns-repeated="2"/>
          <table:table-cell office:value-type="string">
            <text:p>&lt;-</text:p>
          </table:table-cell>
          <table:table-cell table:style-name="ce3" office:value-type="string">
            <text:p>PowerUpPingRes</text:p>
          </table:table-cell>
          <table:table-cell table:number-columns-repeated="2"/>
          <table:table-cell office:value-type="string">
            <text:p>CDsyMtc__PowerOffL</text:p>
          </table:table-cell>
          <table:table-cell/>
          <table:table-cell office:value-type="string">
            <text:p>PowerOffPrewarningReq</text:p>
          </table:table-cell>
        </table:table-row>
        <table:table-row table:style-name="ro1">
          <table:table-cell/>
          <table:table-cell table:style-name="ce1" office:value-type="string">
            <text:p>PowerUpStartupReasonReq</text:p>
          </table:table-cell>
          <table:table-cell table:number-columns-repeated="4"/>
          <table:table-cell office:value-type="string">
            <text:p>CdsyMtc__DosSyncL</text:p>
          </table:table-cell>
          <table:table-cell/>
          <table:table-cell office:value-type="string">
            <text:p>PowerUpSyncReq</text:p>
          </table:table-cell>
        </table:table-row>
        <table:table-row table:style-name="ro1">
          <table:table-cell table:number-columns-repeated="3"/>
          <table:table-cell office:value-type="string">
            <text:p>PowerUpStartupReasonRes = 00 00</text:p>
          </table:table-cell>
          <table:table-cell table:number-columns-repeated="2"/>
          <table:table-cell office:value-type="string">
            <text:p>CDsyMtc__ResetGenerateL</text:p>
          </table:table-cell>
          <table:table-cell/>
          <table:table-cell office:value-type="string">
            <text:p>PowerOffHiddenResetReq</text:p>
          </table:table-cell>
        </table:table-row>
        <table:table-row table:style-name="ro1">
          <table:table-cell/>
          <table:table-cell table:style-name="ce1" office:value-type="string">
            <text:p>PowerUpRtcCheckReq</text:p>
          </table:table-cell>
          <table:table-cell table:number-columns-repeated="4"/>
          <table:table-cell office:value-type="string">
            <text:p>CdsyMtc__SetStateL(int)</text:p>
          </table:table-cell>
          <table:table-cell/>
          <table:table-cell office:value-type="string">
            <text:p>RagbagSetStateReq(int)</text:p>
          </table:table-cell>
        </table:table-row>
        <table:table-row table:style-name="ro1">
          <table:table-cell table:number-columns-repeated="3"/>
          <table:table-cell table:style-name="ce1" office:value-type="string">
            <text:p>PowerUpRtcCheckRes = 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PowerUpRtcTransferReq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PowerUpRtcTransferRes</text:p>
          </table:table-cell>
          <table:table-cell table:number-columns-repeated="5"/>
        </table:table-row>
      </table:table>
      <table:table table:name="Sound" table:style-name="ta3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7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9" office:value-type="string">
            <text:p>+0</text:p>
          </table:table-cell>
          <table:table-cell table:style-name="ce39" office:value-type="string">
            <text:p>+1</text:p>
          </table:table-cell>
          <table:table-cell table:style-name="ce39" office:value-type="string">
            <text:p>+2</text:p>
          </table:table-cell>
          <table:table-cell table:style-name="ce39" office:value-type="string">
            <text:p>+3</text:p>
          </table:table-cell>
          <table:table-cell table:style-name="ce39" office:value-type="string">
            <text:p>+5</text:p>
          </table:table-cell>
          <table:table-cell table:style-name="ce41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6" office:value-type="string">
            <text:p>IPC_OrgDest</text:p>
          </table:table-cell>
          <table:table-cell table:style-name="ce16" office:value-type="string">
            <text:p>IPC_Group</text:p>
          </table:table-cell>
          <table:table-cell table:style-name="ce16" office:value-type="string">
            <text:p>Cmd <text:s/>(c1)</text:p>
          </table:table-cell>
          <table:table-cell table:style-name="ce16" office:value-type="string">
            <text:p>us1=length</text:p>
          </table:table-cell>
          <table:table-cell table:style-name="ce16" office:value-type="string">
            <text:p>TIpcErr</text:p>
          </table:table-cell>
          <table:table-cell table:style-name="ce42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8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6" table:number-columns-repeated="5"/>
          <table:table-cell table:style-name="ce42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6" table:number-columns-repeated="5"/>
          <table:table-cell table:style-name="ce42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7" office:value-type="float" office:value="3">
            <text:p>3</text:p>
          </table:table-cell>
          <table:table-cell table:style-name="ce38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61in" table:end-y="0.0551in" draw:z-index="0" draw:style-name="gr1" draw:text-style-name="P1" svg:width="0.5197in" svg:height="0.6461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4">
            <text:p>4</text:p>
          </table:table-cell>
          <table:table-cell table:style-name="ce38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1">
            <text:p>1</text:p>
          </table:table-cell>
          <table:table-cell table:style-name="ce38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40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7" office:value-type="float" office:value="0">
            <text:p>0</text:p>
          </table:table-cell>
          <table:table-cell table:style-name="ce38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40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2">
            <text:p>2</text:p>
          </table:table-cell>
          <table:table-cell table:style-name="ce38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7" office:value-type="float" office:value="9">
            <text:p>9</text:p>
          </table:table-cell>
          <table:table-cell table:style-name="ce38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string">
            <text:p>A</text:p>
          </table:table-cell>
          <table:table-cell table:style-name="ce38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5">
            <text:p>5</text:p>
          </table:table-cell>
          <table:table-cell table:style-name="ce38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3"/>
          <table:table-cell table:style-name="ce1" table:number-columns-repeated="247"/>
        </table:table-row>
        <table:table-row table:style-name="ro1">
          <table:table-cell table:style-name="ce37" office:value-type="float" office:value="6">
            <text:p>6</text:p>
          </table:table-cell>
          <table:table-cell table:style-name="ce38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7" office:value-type="float" office:value="7">
            <text:p>7</text:p>
          </table:table-cell>
          <table:table-cell table:style-name="ce38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7" office:value-type="float" office:value="8">
            <text:p>8</text:p>
          </table:table-cell>
          <table:table-cell table:style-name="ce38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3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7"/>
          <table:table-cell table:style-name="ce1" table:number-columns-repeated="7"/>
          <table:table-cell table:style-name="ce37"/>
          <table:table-cell table:style-name="ce1" table:number-columns-repeated="247"/>
        </table:table-row>
        <table:table-row table:style-name="ro1" table:number-rows-repeated="2">
          <table:table-cell table:style-name="ce37"/>
          <table:table-cell table:style-name="ce38"/>
          <table:table-cell table:style-name="ce1" table:number-columns-repeated="6"/>
          <table:table-cell table:style-name="ce37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>
          <table:table-cell table:style-name="ce1"/>
          <table:table-cell table:style-name="ce38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7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7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7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7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6" office:value-type="string">
            <text:p>Играем мп3</text:p>
          </table:table-cell>
          <table:table-cell table:style-name="ce36" office:value-type="string">
            <text:p>Звонок исходящий</text:p>
          </table:table-cell>
          <table:table-cell table:style-name="ce36" office:value-type="string">
            <text:p>Звонок входящий</text:p>
          </table:table-cell>
          <table:table-cell table:style-name="ce36" office:value-type="string">
            <text:p>Запись с диктофона</text:p>
          </table:table-cell>
          <table:table-cell table:style-name="ce36" office:value-type="string">
            <text:p>Запись разговора</text:p>
          </table:table-cell>
          <table:table-cell table:style-name="ce36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6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4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6" office:value-type="string">
            <text:p>USB cable</text:p>
          </table:table-cell>
          <table:table-cell table:style-name="ce36" office:value-type="string">
            <text:p>COM cable</text:p>
          </table:table-cell>
          <table:table-cell table:style-name="ce36" office:value-type="string">
            <text:p>Гарнитура</text:p>
          </table:table-cell>
          <table:table-cell table:style-name="ce36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4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table:table-column table:style-name="co43" table:default-cell-style-name="ce1"/>
        <table:table-column table:style-name="co44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5"/>
          <table:table-cell table:style-name="ce48"/>
          <table:table-cell table:number-columns-repeated="9"/>
          <table:table-cell table:style-name="ce45"/>
          <table:table-cell table:style-name="ce51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/>
          <table:table-cell table:number-columns-repeated="9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 office:value-type="string">
            <text:p>A_MR</text:p>
          </table:table-cell>
          <table:table-cell>
            <draw:connector table:end-cell-address="SoundScheme.K7" table:end-x="0.6898in" table:end-y="0.0673in" draw:z-index="7" draw:style-name="gr2" draw:text-style-name="P2" svg:x1="6.2024in" svg:y1="0.2417in" svg:x2="0.6886in" svg:y2="0.1736in" svg:d="m18651 2828h-7002v-173h-7003">
              <text:p/>
            </draw:connector>
          </table:table-cell>
          <table:table-cell table:number-columns-repeated="8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 office:value-type="string">
            <text:p>A_MT</text:p>
          </table:table-cell>
          <table:table-cell table:number-columns-repeated="9"/>
          <table:table-cell table:style-name="ce46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/>
          <table:table-cell>
            <draw:line table:end-cell-address="SoundScheme.K8" table:end-x="0.6579in" table:end-y="0.063in" draw:z-index="11" draw:style-name="gr3" draw:text-style-name="P1" svg:x1="6.1705in" svg:y1="0.063in" svg:x2="0.6484in" svg:y2="0.063in">
              <text:p/>
            </draw:line>
            <draw:line table:end-cell-address="SoundScheme.C23" table:end-x="0.6815in" table:end-y="0.0724in" draw:z-index="12" draw:style-name="gr4" draw:text-style-name="P1" svg:x1="0.6815in" svg:y1="0.0421in" svg:x2="0.6815in" svg:y2="2.6878in">
              <text:p/>
            </draw:line>
          </table:table-cell>
          <table:table-cell table:number-columns-repeated="8"/>
          <table:table-cell table:style-name="ce46"/>
          <table:table-cell table:number-columns-repeated="244"/>
        </table:table-row>
        <table:table-row table:style-name="ro1">
          <table:table-cell table:style-name="ce46"/>
          <table:table-cell table:style-name="ce49"/>
          <table:table-cell table:number-columns-repeated="9"/>
          <table:table-cell table:style-name="ce46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 office:value-type="string">
            <text:p>MIC1</text:p>
          </table:table-cell>
          <table:table-cell table:number-columns-repeated="9"/>
          <table:table-cell table:style-name="ce46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6"/>
          <table:table-cell table:style-name="ce49" office:value-type="string">
            <text:p>MIC2</text:p>
          </table:table-cell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 office:value-type="string">
            <text:p>AUDIO PART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2"/>
          <table:table-cell office:value-type="string">
            <text:p>EPN</text:p>
          </table:table-cell>
          <table:table-cell>
            <draw:polyline table:end-cell-address="SoundScheme.F16" table:end-x="0.6898in" table:end-y="0.0874in" draw:z-index="3" draw:style-name="gr5" draw:text-style-name="P1" svg:width="0.5169in" svg:height="0.3374in" svg:x="0.1724in" svg:y="0.0984in" svg:viewBox="0 0 1314 858" draw:points="0,858 49,0 1314,0">
              <text:p/>
            </draw:polyline>
          </table:table-cell>
          <table:table-cell table:style-name="ce46" office:value-type="string">
            <text:p>AUDI_A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 office:value-type="string">
            <text:p>EPN2</text:p>
            <draw:line table:end-cell-address="SoundScheme.G15" table:end-x="0.0016in" table:end-y="0.0783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6" office:value-type="string">
            <text:p>AUDI_B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>
            <draw:line table:end-cell-address="SoundScheme.F16" table:end-x="0.6681in" table:end-y="0.0787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39in" table:end-y="0.0787in" draw:z-index="2" draw:style-name="gr5" draw:text-style-name="P2" svg:x1="0.1835in" svg:y1="0.0787in" svg:x2="0.1839in" svg:y2="0.0787in">
              <text:p/>
            </draw:line>
          </table:table-cell>
          <table:table-cell table:style-name="ce46" office:value-type="string">
            <text:p>AUDI_C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 office:value-type="string">
            <text:p>RINGIN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/>
          <table:table-cell>
            <draw:polygon table:end-cell-address="SoundScheme.D20" table:end-x="0.322in" table:end-y="0.0976in" draw:z-index="10" draw:style-name="gr7" draw:text-style-name="P1" svg:width="0.237in" svg:height="0.2323in" svg:x="0.0846in" svg:y="0.039in" svg:viewBox="0 0 603 591" draw:points="452,0 452,442 603,442 298,591 0,442 146,442 146,0">
              <text:p/>
            </draw:polygon>
          </table:table-cell>
          <table:table-cell table:number-columns-repeated="2"/>
          <table:table-cell table:style-name="ce46"/>
          <table:table-cell table:style-name="ce49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6"/>
          <table:table-cell table:style-name="ce49"/>
          <table:table-cell>
            <draw:polygon table:end-cell-address="SoundScheme.C23" table:end-x="0.2909in" table:end-y="0.0193in" draw:z-index="8" draw:style-name="gr7" draw:text-style-name="P1" svg:width="0.2472in" svg:height="0.2287in" svg:x="0.0433in" svg:y="0.139in" svg:viewBox="0 0 629 582" draw:points="0,138 471,138 471,0 629,285 471,582 471,435 0,435">
              <text:p/>
            </draw:polygon>
          </table:table-cell>
          <table:table-cell table:number-columns-repeated="2"/>
          <table:table-cell>
            <draw:polygon table:end-cell-address="SoundScheme.F23" table:end-x="0.5594in" table:end-y="0.0287in" draw:z-index="9" draw:style-name="gr7" draw:text-style-name="P1" svg:width="0.2465in" svg:height="0.2291in" svg:x="0.3126in" svg:y="0.148in" svg:viewBox="0 0 627 583" draw:points="0,138 470,138 470,0 627,285 470,583 470,436 0,436">
              <text:p/>
            </draw:polygon>
          </table:table-cell>
          <table:table-cell table:style-name="ce46"/>
          <table:table-cell table:style-name="ce49"/>
          <table:table-cell>
            <draw:line table:end-cell-address="SoundScheme.J21" table:end-x="0.6799in" table:end-y="0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 office:value-type="string">
            <text:p>MONO</text:p>
            <draw:line table:end-cell-address="SoundScheme.J22" table:end-x="0.6799in" table:end-y="0.1677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6"/>
          <table:table-cell table:style-name="ce49" office:value-type="string">
            <text:p>A_I2S_</text:p>
          </table:table-cell>
          <table:table-cell>
            <draw:line table:end-cell-address="SoundScheme.G23" table:end-x="0.0118in" table:end-y="0.1091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6" office:value-type="string">
            <text:p>DAC</text:p>
          </table:table-cell>
          <table:table-cell table:style-name="ce49"/>
          <table:table-cell table:number-columns-repeated="248"/>
        </table:table-row>
        <table:table-row table:style-name="ro1">
          <table:table-cell table:style-name="ce47"/>
          <table:table-cell table:style-name="ce50"/>
          <table:table-cell table:number-columns-repeated="4"/>
          <table:table-cell table:style-name="ce47"/>
          <table:table-cell table:style-name="ce50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table:table-column table:style-name="co21" table:default-cell-style-name="ce52"/>
        <table:table-column table:style-name="co45" table:default-cell-style-name="ce52"/>
        <table:table-column table:style-name="co21" table:default-cell-style-name="ce52"/>
        <table:table-column table:style-name="co46" table:number-columns-repeated="2" table:default-cell-style-name="ce52"/>
        <table:table-column table:style-name="co47" table:default-cell-style-name="ce52"/>
        <table:table-column table:style-name="co21" table:number-columns-repeated="250" table:default-cell-style-name="ce52"/>
        <table:table-row table:style-name="ro7">
          <table:table-cell table:number-columns-repeated="256"/>
        </table:table-row>
        <table:table-row table:style-name="ro7">
          <table:table-cell/>
          <table:table-cell table:style-name="ce53" office:value-type="string">
            <text:p>Server Name</text:p>
          </table:table-cell>
          <table:table-cell table:style-name="ce53" office:value-type="string">
            <text:p>Needed?</text:p>
          </table:table-cell>
          <table:table-cell table:style-name="Default"/>
          <table:table-cell table:style-name="ce53" office:value-type="string">
            <text:p>Linux name</text:p>
          </table:table-cell>
          <table:table-cell office:value-type="string">
            <text:p>comments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office:value-type="string">
            <text:p>alarmd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RFC 2445 — iCalendar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table:table-column table:style-name="co48" table:default-cell-style-name="ce54"/>
        <table:table-column table:style-name="co21" table:number-columns-repeated="255" table:default-cell-style-name="ce54"/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5" office:value-type="string">
            <text:p>/mnt/card</text:p>
          </table:table-cell>
          <table:table-cell office:value-type="string">
            <text:p>link to the folder on MMC card - /usr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office:value-type="string">
            <text:p>/share</text:p>
          </table:table-cell>
          <table:table-cell table:number-columns-repeated="255"/>
        </table:table-row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/apps/&lt;appname&gt;/</text:p>
          </table:table-cell>
          <table:table-cell office:value-type="string">
            <text:p>&lt;appname&gt; folder structure</text:p>
          </table:table-cell>
          <table:table-cell table:number-columns-repeated="254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5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Application Icon, for the Menu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Icon=program.png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>
          <table:table-cell table:number-columns-repeated="256"/>
        </table:table-row>
        <table:table-row table:style-name="ro8">
          <table:table-cell table:style-name="ce56" office:value-type="string">
            <text:p>/home/&lt;user&gt;/.flphone/</text:p>
          </table:table-cell>
          <table:table-cell/>
          <table:table-cell office:value-type="string">
            <text:p>- in the r/w folder</text:p>
          </table:table-cell>
          <table:table-cell table:number-columns-repeated="253"/>
        </table:table-row>
        <table:table-row table:style-name="ro8">
          <table:table-cell office:value-type="string">
            <text:p>apps/&lt;appname&gt;/</text:p>
          </table:table-cell>
          <table:table-cell office:value-type="string">
            <text:p>folder for the program config and data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system configuration</text:p>
          </table:table-cell>
          <table:table-cell table:number-columns-repeated="254"/>
        </table:table-row>
        <table:table-row table:style-name="ro8" table:number-rows-repeated="2">
          <table:table-cell table:number-columns-repeated="256"/>
        </table:table-row>
        <table:table-row table:style-name="ro8">
          <table:table-cell table:style-name="ce56" office:value-type="string">
            <text:p>/usr/flphone/</text:p>
          </table:table-cell>
          <table:table-cell office:value-type="string">
            <text:p>on the system drive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Preinstalled 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bin/</text:p>
          </table:table-cell>
          <table:table-cell office:value-type="string">
            <text:p>system binaries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default system configuration</text:p>
          </table:table-cell>
          <table:table-cell table:number-columns-repeated="254"/>
        </table:table-row>
        <table:table-row table:style-name="ro8">
          <table:table-cell office:value-type="string">
            <text:p>help/</text:p>
          </table:table-cell>
          <table:table-cell office:value-type="string">
            <text:p>help files for the system apps</text:p>
          </table:table-cell>
          <table:table-cell table:number-columns-repeated="254"/>
        </table:table-row>
        <table:table-row table:style-name="ro8">
          <table:table-cell office:value-type="string">
            <text:p>lib/</text:p>
          </table:table-cell>
          <table:table-cell office:value-type="string">
            <text:p>libraries</text:p>
          </table:table-cell>
          <table:table-cell table:number-columns-repeated="254"/>
        </table:table-row>
        <table:table-row table:style-name="ro8">
          <table:table-cell office:value-type="string">
            <text:p>share/</text:p>
          </table:table-cell>
          <table:table-cell office:value-type="string">
            <text:p>various data</text:p>
          </table:table-cell>
          <table:table-cell table:number-columns-repeated="254"/>
        </table:table-row>
        <table:table-row table:style-name="ro8">
          <table:table-cell office:value-type="string">
            <text:p>sbin/</text:p>
          </table:table-cell>
          <table:table-cell office:value-type="string">
            <text:p>system daemon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6" office:value-type="string">
            <text:p>/usr/flphone/share</text:p>
          </table:table-cell>
          <table:table-cell table:number-columns-repeated="255"/>
        </table:table-row>
        <table:table-row table:style-name="ro8" table:number-rows-repeated="65504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Phone" table:style-name="ta2" table:print="false">
        <table:table-column table:style-name="co2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7" office:value-type="string">
            <text:p>sta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8" office:value-type="string">
            <text:p>net_regist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in?</text:p>
          </table:table-cell>
        </table:table-row>
      </table:table>
      <table:table table:name="mux" table:style-name="ta2" table:print="false">
        <office:forms form:automatic-focus="false" form:apply-design-mode="false"/>
        <table:table-column table:style-name="co2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Modem</text:p>
          </table:table-cell>
          <table:table-cell/>
          <table:table-cell office:value-type="string">
            <text:p>Omap</text:p>
          </table:table-cell>
          <table:table-cell/>
        </table:table-row>
        <table:table-row table:style-name="ro1">
          <table:table-cell office:value-type="string">
            <text:p>modem wakes oma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9 f9 f9 f9</text:p>
          </table:table-cell>
          <table:table-cell office:value-type="string">
            <text:p>&gt;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&lt;</text:p>
          </table:table-cell>
          <table:table-cell office:value-type="string">
            <text:p>F9 ......</text:p>
          </table:table-cell>
          <table:table-cell office:value-type="string">
            <text:p>Every 10 ms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&gt;</text:p>
          </table:table-cell>
          <table:table-cell office:value-type="string">
            <text:p>if frame valid — stop sending flags</text:p>
          </table:table-cell>
          <table:table-cell/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9P0"/>
    </number:currency-style>
    <number:number-style style:name="N121P0" style:volatile="true">
      <number:number number:decimal-places="0" number:min-integer-digits="1" number:grouping="true"/>
      <number:text>   </number:text>
    </number:number-style>
    <number:number-style style:name="N121">
      <number:text>-</number:text>
      <number:number number: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">
      <number:text>-</number:text>
      <number:number number: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number-style style:name="N127">
      <number:scientific-number number:decimal-places="1" number:min-integer-digits="1" number:min-exponent-digits="1"/>
    </number:number-style>
    <number:number-style style:name="N129P0" style:volatile="true">
      <number:number number:decimal-places="0" number:min-integer-digits="1" number:grouping="true"/>
      <number:text> $</number:text>
    </number:number-style>
    <number:number-style style:name="N129">
      <number:text>-</number:text>
      <number:number number:decimal-places="0" number:min-integer-digits="1" number:grouping="true"/>
      <number:text> $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$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0P0"/>
    </number:number-style>
    <number:number-style style:name="N132P0" style:volatile="true">
      <number:number number:decimal-places="2" number:min-integer-digits="1" number:grouping="true"/>
      <number:text> $</number:text>
    </number:number-style>
    <number:number-style style:name="N132">
      <number:text>-</number:text>
      <number:number number:decimal-places="2" number:min-integer-digits="1" number:grouping="true"/>
      <number:text> $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$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$ </number:text>
    </number:number-style>
    <number:number-style style:name="N137P1" style:volatile="true">
      <number:text>-</number:text>
      <number:number number:decimal-places="0" number:min-integer-digits="1" number:grouping="true"/>
      <number:text> $ </number:text>
    </number:number-style>
    <number:number-style style:name="N137P2" style:volatile="true">
      <number:text> -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$ </number:text>
    </number:number-style>
    <number:number-style style:name="N145P1" style:volatile="true">
      <number:text>-</number:text>
      <number:number number:decimal-places="2" number:min-integer-digits="1" number:grouping="true"/>
      <number:text> $ </number:text>
    </number:number-style>
    <number:number-style style:name="N145P2" style:volatile="true">
      <number:text> -</number:text>
      <number:number number:decimal-places="0" number:min-integer-digits="0"/>
      <number:text> $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number:min-integer-digits="1" number:grouping="true"/>
      <number:text>    </number:text>
    </number:number-style>
    <number:number-style style:name="N149P2" style:volatile="true">
      <number:text> -</number:text>
      <number:number number: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1">10/11/2008</text:date>, <text:time>12:41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ser</meta:initial-creator>
    <meta:creation-date>2006-02-21T05:16:51</meta:creation-date>
    <dc:creator>Владимир Ан</dc:creator>
    <dc:date>2008-10-11T12:41:43</dc:date>
    <meta:print-date>2006-07-01T17:38:15</meta:print-date>
    <meta:editing-cycles>140</meta:editing-cycles>
    <meta:editing-duration>P5DT4H26M28S</meta:editing-duration>
    <meta:user-defined meta:name="Info 1"/>
    <meta:user-defined meta:name="Info 2"/>
    <meta:user-defined meta:name="Info 3"/>
    <meta:user-defined meta:name="Info 4"/>
    <meta:document-statistic meta:table-count="9" meta:cell-count="1010" meta:object-count="19"/>
  </office:meta>
</office:document-meta>
</file>